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text-properties fo:font-size="10pt"/>
    </style:style>
    <style:style style:name="P36" style:family="paragraph" style:parent-style-name="Standard" style:list-style-name="L2">
      <style:text-properties fo:font-size="10pt" officeooo:rsid="00966ed7" officeooo:paragraph-rsid="00966ed7" style:font-size-asian="10pt" style:font-size-complex="10pt"/>
    </style:style>
    <style:style style:name="P37" style:family="paragraph" style:parent-style-name="Text_20_body" style:list-style-name="L2">
      <style:text-properties fo:font-size="10pt" officeooo:rsid="00966ed7" officeooo:paragraph-rsid="00966ed7" style:font-size-asian="10pt" style:font-size-complex="10pt"/>
    </style:style>
    <style:style style:name="P38" style:family="paragraph" style:parent-style-name="Text_20_body">
      <style:text-properties fo:font-size="10pt" officeooo:rsid="00966ed7" officeooo:paragraph-rsid="00966ed7" style:font-size-asian="10pt" style:font-size-complex="10pt"/>
    </style:style>
    <style:style style:name="P39" style:family="paragraph" style:parent-style-name="Standard">
      <style:text-properties fo:font-size="10pt" officeooo:rsid="00966ed7" officeooo:paragraph-rsid="00b73a31"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8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1" draw:text-style-name="P9" svg:width="12.415cm" svg:height="12.985cm" svg:x="0.482cm" svg:y="0.302cm"><draw:text-box><text:p text:style-name="P35"><text:span text:style-name="T3"><text:s/></text:span><text:span text:style-name="T3">1 </text:span><text:span text:style-name="T5">: </text:span><text:span text:style-name="T4">class</text:span><text:span text:style-name="T5"> </text:span><text:span text:style-name="T6">GiraffeFamily</text:span><text:span text:style-name="T5"> {</text:span></text:p><text:p text:style-name="P35"><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 text:style-name="P35"><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 text:style-name="P35"><text:span text:style-name="T3"><text:s/></text:span><text:span text:style-name="T3">4 </text:span><text:span text:style-name="T5">: <text:s/></text:span></text:p><text:p text:style-name="P35"><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 text:style-name="P35"><text:span text:style-name="T3"><text:s/></text:span><text:span text:style-name="T3">6 </text:span><text:span text:style-name="T5">: <text:s text:c="4"/></text:span><text:span text:style-name="T4">this</text:span><text:span text:style-name="T5">(</text:span><text:span text:style-name="T9">1</text:span><text:span text:style-name="T5">);</text:span></text:p><text:p text:style-name="P35"><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 text:style-name="P35"><text:span text:style-name="T3"><text:s/></text:span><text:span text:style-name="T3">8 </text:span><text:span text:style-name="T5">: <text:s text:c="2"/>}</text:span></text:p><text:p text:style-name="P35"><text:span text:style-name="T3"><text:s/></text:span><text:span text:style-name="T3">9 </text:span><text:span text:style-name="T5">: <text:s/></text:span></text:p><text:p text:style-name="P35"><text:span text:style-name="T3">10 </text:span><text:span text:style-name="T5">: <text:s text:c="2"/></text:span><text:span text:style-name="T4">public</text:span><text:span text:style-name="T5"> </text:span><text:span text:style-name="T8">GiraffeFamily</text:span><text:span text:style-name="T5">() {</text:span></text:p><text:p text:style-name="P35"><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 text:style-name="P35"><text:span text:style-name="T3">12 </text:span><text:span text:style-name="T5">: <text:s text:c="2"/>}</text:span></text:p><text:p text:style-name="P35"><text:span text:style-name="T3">13 </text:span><text:span text:style-name="T5">: <text:s/></text:span></text:p><text:p text:style-name="P35"><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 text:style-name="P35"><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 text:style-name="P35"><text:span text:style-name="T3">16 </text:span><text:span text:style-name="T5">: <text:s text:c="2"/>}</text:span></text:p><text:p text:style-name="P35"><text:span text:style-name="T3">17 </text:span><text:span text:style-name="T5">: }</text:span></text:p><text:p text:style-name="P35"><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 text:style-name="P35"><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 text:style-name="P35"><text:span text:style-name="T3">20</text:span><text:span text:style-name="T5"> <text:s/></text:span></text:p><text:p text:style-name="P35"><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 text:style-name="P35"><text:span text:style-name="T3">22 </text:span><text:span text:style-name="T5">: <text:s text:c="4"/></text:span><text:span text:style-name="T4">super</text:span><text:span text:style-name="T5">(</text:span><text:span text:style-name="T13">"sugar"</text:span><text:span text:style-name="T5">);</text:span></text:p><text:p text:style-name="P35"><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 text:style-name="P35"><text:span text:style-name="T3">24 </text:span><text:span text:style-name="T5">: <text:s text:c="2"/>}</text:span></text:p><text:p text:style-name="P35"><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 text:style-name="P35"><text:span text:style-name="T3">26 </text:span><text:span text:style-name="T5">: <text:s/></text:span></text:p><text:p text:style-name="P35"><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 text:style-name="P35"><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 text:style-name="P35"><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 text:style-name="P35"><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 text:style-name="P35"><text:span text:style-name="T3">31 </text:span><text:span text:style-name="T5">: <text:s text:c="2"/>}</text:span></text:p><text:p text:style-name="P35"><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6">Una clase es inicializada como máximo una vez por la JVM antes de ser referenciada o usada.</text:p>
        </text:list-item>
        <text:list-item>
          <text:p text:style-name="P36">Todas las variables static final deben ser asignadas un valor exactamente una vez, ya sea cuando son declaradas o en un inicializador estático.</text:p>
        </text:list-item>
        <text:list-item>
          <text:p text:style-name="P36">Todos los campos final deben ser asignados un valor exactamente una vez, ya sea cuando son declarados, en un inicializador de instancia, o en un constructor.</text:p>
        </text:list-item>
        <text:list-item>
          <text:p text:style-name="P36">Las variables estáticas y de instancia no final definidas sin un valor son asignadas un valor por defecto basado en su tipo.</text:p>
        </text:list-item>
        <text:list-item>
          <text:p text:style-name="P37">El orden de inicialización es el siguiente: declaraciones de variables, luego inicializadores, y finalmente constructores.</text:p>
        </text:list-item>
      </text:list>
      <text:p text:style-name="P38"/>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24"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5"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9"><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9"/>
      <text:p text:style-name="P39">Para sobrescribir un método, debes seguir una serie de reglas. El compilador realiza las siguientes comprobaciones cuando sobrescribes un método:</text:p>
      <text:p text:style-name="P39"/>
      <text:p text:style-name="P39"><text:span text:style-name="T27">1. </text:span>El método en la clase hija debe tener la misma firma que el método en la clase padre.</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7T23:25:35.797000000</dc:date>
    <meta:editing-duration>PT18H6M31S</meta:editing-duration>
    <meta:editing-cycles>90</meta:editing-cycles>
    <meta:generator>LibreOffice/24.8.4.2$Windows_X86_64 LibreOffice_project/bb3cfa12c7b1bf994ecc5649a80400d06cd71002</meta:generator>
    <meta:document-statistic meta:table-count="0" meta:image-count="4" meta:object-count="0" meta:page-count="15" meta:paragraph-count="176" meta:word-count="5926" meta:character-count="36029" meta:non-whitespace-character-count="30271"/>
  </office:meta>
</office:document-meta>
</file>